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list-style-name="L1"/>
    <style:style style:name="P3" style:family="paragraph" style:parent-style-name="Text_20_body">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st-sh-mobile-dec</text:h>
      <text:p text:style-name="Text_20_body">Gst-sh-mobile-dec – decodes MPEG4/H264 video stream to raw YUV image data on SuperH environment using libshcodecs HW codec.</text:p>
      <text:h text:style-name="Heading_20_1" text:outline-level="1">Synopsis</text:h>
      <text:p text:style-name="Text_20_body"><text:tab/>Gstshvideodec;</text:p>
      <text:p text:style-name="Text_20_body">enum<text:tab/>Gstshvideohwbuffersetting;</text:p>
      <text:h text:style-name="Heading_20_1" text:outline-level="1">Object hierarchy</text:h>
      <text:p text:style-name="Text_20_body">Gobject</text:p>
      <text:list xml:id="list292598755" text:style-name="L1">
        <text:list-item>
          <text:list>
            <text:list-item>
              <text:p text:style-name="P2">GstObject</text:p>
              <text:list>
                <text:list-item>
                  <text:p text:style-name="P2">GstElement</text:p>
                  <text:list>
                    <text:list-item>
                      <text:p text:style-name="P2">Gstshvideodec</text:p>
                    </text:list-item>
                  </text:list>
                </text:list-item>
              </text:list>
            </text:list-item>
          </text:list>
        </text:list-item>
      </text:list>
      <text:h text:style-name="Heading_20_1" text:outline-level="1">Properties</text:h>
      <text:p text:style-name="Quotations">“buffer-size”<text:tab/><text:tab/>gint<text:tab/>: Read / Write</text:p>
      <text:p text:style-name="Quotations">“hw-buffer”<text:tab/><text:tab/> Gstshvideohwbuffersetting<text:tab/>: Read / Write</text:p>
      <text:h text:style-name="Heading_20_1" text:outline-level="1">Description</text:h>
      <text:p text:style-name="Text_20_body">This element is designed to use the HW video processing modules of the Renesas SuperH chipset to decode MPEG4/H264 video streams. This element is not usable in any other environments and it requires libshcodes HW codec to be installed.</text:p>
      <text:h text:style-name="Heading_20_2" text:outline-level="2">Example launch lines</text:h>
      <text:p text:style-name="P1">MPEG4 video elementary stream decoded from a file to another file.</text:p>
      <text:p text:style-name="Quotations">gst-launch filesrc location=test.m4v ! video/mpeg, width=320, height=240, framerate=30/1, mpegversion=4 ! gst-sh-mobile-dec ! filesink location=test.raw</text:p>
      <text:p text:style-name="P3">In this pipeline we use filesrc element for reading the source file, which is a MPEG4 video elementary stream. After filesrc we add static caps as the the filesrc doesn't do caps negotiation and the decoder requires them. The last element in the pipeline is filesink, which writes the output YUV-data into a file.</text:p>
      <text:p text:style-name="P1"/>
      <text:p text:style-name="P1">MPEG4/H264 wrapped in AVI -container. Video and audio playback.</text:p>
      <text:p text:style-name="Quotations">gst-launch filesrc location=test.avi ! avidemux name=demux demux.audio_00 ! queue ! decodebin ! audioconvert ! audioresample ! autoaudiosink demux.video_00 ! queue ! gst-sh-mobile-dec ! gst-sh-mobile-sink</text:p>
      <text:p text:style-name="Text_20_body"><text:soft-page-break/>Again filesrc element is used for reading the file, which this time is an AVI wrapped video containing both audio and video streams. Avidemux element is used for stripping the AVI container. Avidemux has two src-pads, which are named “demux” using a property. Both of the avidemux src pads are first connecte to queue elements, which takes care of the buffering of the data in the pipeline. </text:p>
      <text:p text:style-name="Text_20_body">The audio stream is then connected to the the decodebin element, which detects the stream format and does the decoding. Audioconvert and audioresample elements are used for transforming the data in suitable format for for playback. The last element in the audio pipeline is autoaudiosink, which automaticly detects and connects the correct audio sink for playback. This audio pipeline composition is very standard in GStreamer programming.</text:p>
      <text:p text:style-name="Text_20_body">The video pipeline is constructed from SuperH spesific elements; gst-sh-mobile-dec and gst-sh-mobile-sink. The gst-sh-mobile-sink is a videosink element for SuperH.</text:p>
      <text:h text:style-name="Heading_20_1" text:outline-level="1">Synopsis</text:h>
      <text:h text:style-name="Heading_20_2" text:outline-level="2">Element information</text:h>
      <text:p text:style-name="Text_20_body">Plugin<text:tab/><text:tab/>gst-sh-mobile</text:p>
      <text:p text:style-name="Text_20_body">Author<text:tab/><text:tab/>Johannes Lahti &lt;<text:a xlink:type="simple" xlink:href="mailto:johannes.lahti@nomovok.com">johannes.lahti@nomovok.com</text:a>&gt;</text:p>
      <text:p text:style-name="Text_20_body">Class<text:tab/><text:tab/>Codec/Decoder/Video</text:p>
      <text:p text:style-name="Text_20_body"/>
      <text:h text:style-name="Heading_20_2" text:outline-level="2">Element pads</text:h>
      <text:p text:style-name="Text_20_body">Name<text:tab/><text:tab/>Sink</text:p>
      <text:p text:style-name="Text_20_body">Direction<text:tab/>Sink</text:p>
      <text:p text:style-name="Text_20_body">Presence<text:tab/>Always</text:p>
      <text:p text:style-name="Text_20_body">Details<text:tab/><text:tab/>video/mpeg, width=(int)[48,720], height=(int)[48,576], framerate=(fraction)[1,25], <text:tab/><text:tab/><text:tab/>mpegversion=(int)4</text:p>
      <text:p text:style-name="Text_20_body"><text:tab/><text:tab/>video/mpeg, width=(int)[48,720], height=(int)[48,480], framerate=(fraction)[1,30], <text:tab/><text:tab/><text:tab/>mpegversion=(int)4</text:p>
      <text:p text:style-name="Text_20_body"><text:tab/><text:tab/>video/x-divx, width=(int)[48,720], height=(int)[48,576], framerate=(fraction)[1,25], <text:tab/><text:tab/><text:tab/>divxversion=(int){4,5,6}</text:p>
      <text:p text:style-name="Text_20_body"><text:tab/><text:tab/>video/x-divx, width=(int)[48,720], height=(int)[48,480], framerate=(fraction)[1,30], <text:tab/><text:tab/><text:tab/>divxversion=(int){4,5,6}</text:p>
      <text:p text:style-name="Text_20_body"><text:tab/><text:tab/>video/x-xvid, width=(int)[48,720], height=(int)[48,576], framerate=(fraction)[1,25] <text:tab/><text:tab/><text:tab/>video/x-xvid, width=(int)[48,720], height=(int)[48,480], framerate=(fraction)[1,30] </text:p>
      <text:p text:style-name="Text_20_body"><text:tab/><text:tab/>video/x-h264, width=(int)[48,720], height=(int)[48,576], framerate=(fraction)[1,25], <text:tab/><text:tab/><text:tab/>h264version=(int)h264, variant=(string)itu</text:p>
      <text:p text:style-name="Text_20_body"><text:tab/><text:tab/>video/x-h264, width=(int)[48,720], height=(int)[48,480], framerate=(fraction)[1,30], <text:tab/><text:tab/><text:tab/>h264version=(int)h264, variant=(string)itu</text:p>
      <text:p text:style-name="Text_20_body"/>
      <text:p text:style-name="Text_20_body"><text:soft-page-break/>Name<text:tab/><text:tab/>Source</text:p>
      <text:p text:style-name="Text_20_body">Direction<text:tab/>Src</text:p>
      <text:p text:style-name="Text_20_body">Presence<text:tab/>Always</text:p>
      <text:p text:style-name="Text_20_body">Details<text:tab/><text:tab/>video/x-raw-yuv, format=(fourcc)NV12, width=(int)[48,720], height=(int)[48,576], <text:tab/><text:tab/><text:tab/>framerate=(fraction)[1,25] <text:tab/><text:tab/><text:tab/></text:p>
      <text:p text:style-name="Text_20_body"><text:tab/><text:tab/>video/x-raw-yuv, format=(fourcc)NV12, width=(int)[48,720], height=(int)[48,480], <text:tab/><text:tab/><text:tab/>framerate=(fraction)[1,30] </text:p>
      <text:h text:style-name="Heading_20_1" text:outline-level="1">Details</text:h>
      <text:h text:style-name="Heading_20_2" text:outline-level="2">Gstshvideodec</text:h>
      <text:p text:style-name="Quotations">typedef struct _Gstshvideodec Gstshvideodec;</text:p>
      <text:p text:style-name="Text_20_body">Opaque data structure.</text:p>
      <text:h text:style-name="Heading_20_2" text:outline-level="2">Gstshvideohwbuffersetting</text:h>
      <text:p text:style-name="Text_20_body">typedef enum</text:p>
      <text:p text:style-name="Text_20_body">{</text:p>
      <text:p text:style-name="Text_20_body"><text:s text:c="2"/>HW_ADDR_AUTO,</text:p>
      <text:p text:style-name="Text_20_body"><text:s text:c="2"/>HW_ADDR_YES,</text:p>
      <text:p text:style-name="Text_20_body"><text:s text:c="2"/>HW_ADDR_NO</text:p>
      <text:p text:style-name="Text_20_body">}Gstshvideohwbuffersetting</text:p>
      <text:p text:style-name="Text_20_body">The used buffering</text:p>
      <text:p text:style-name="Text_20_body"><text:tab/>HW_ADDR_AUTO<text:tab/><text:tab/>HW buffers are used if possible</text:p>
      <text:p text:style-name="Text_20_body"><text:tab/>HW_ADDR_YES<text:tab/><text:tab/>HW buffers are used</text:p>
      <text:p text:style-name="Text_20_body"><text:tab/>HW_ADDR_NO<text:tab/><text:tab/>HW buffers are not used</text:p>
      <text:h text:style-name="Heading_20_1" text:outline-level="1">Property details</text:h>
      <text:h text:style-name="Heading_20_2" text:outline-level="2">The “buffer-size” property</text:h>
      <text:p text:style-name="Quotations">“buffer-size”<text:tab/><text:tab/>gint<text:tab/>: Read / Write</text:p>
      <text:p text:style-name="Text_20_body">The size of the buffer for the decoding data. The buffer is used because the libshcodecs decoder operates synchronously so in order to keep the data flowing in the pipeline the decoder is running in it's own thread and we buffer the data flow in the GStreamer pipeline.</text:p>
      <text:p text:style-name="Text_20_body">Default value: 1000</text:p>
      <text:h text:style-name="Heading_20_2" text:outline-level="2"><text:soft-page-break/>The “hw-buffer” property</text:h>
      <text:p text:style-name="Quotations">“hw-buffer”<text:tab/><text:tab/>Gstshvideohwbuffersetting<text:tab/>: Read / Write</text:p>
      <text:p text:style-name="Text_20_body">Whether we are using the hw memory instead of GstBuffers. This makes zero copy functionality possible if the element linked after gst-sh-mobile-dec is some element that can read the hw memory. For example gst-sh-mobile-sink.</text:p>
      <text:p text:style-name="Text_20_body">Default value: au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1T21:09:17</meta:creation-date>
    <dc:date>2009-08-25T10:31:44</dc:date>
    <meta:editing-duration>PT21H12M26S</meta:editing-duration>
    <meta:editing-cycles>38</meta:editing-cycles>
    <meta:generator>OpenOffice.org/3.0$Linux OpenOffice.org_project/300m15$Build-9379</meta:generator>
    <meta:document-statistic meta:table-count="0" meta:image-count="0" meta:object-count="0" meta:page-count="4" meta:paragraph-count="69" meta:word-count="583" meta:character-count="4752"/>
    <meta:user-defined meta:name="Info 1"/>
    <meta:user-defined meta:name="Info 2"/>
    <meta:user-defined meta:name="Info 3"/>
    <meta:user-defined meta:name="Info 4"/>
  </office:meta>
</office:document-meta>
</file>